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2154f2" officeooo:paragraph-rsid="002154f2"/>
    </style:style>
    <style:style style:name="P2" style:family="paragraph" style:parent-style-name="Heading_20_2">
      <style:text-properties officeooo:paragraph-rsid="002154f2"/>
    </style:style>
    <style:style style:name="P3" style:family="paragraph" style:parent-style-name="Heading_20_3">
      <style:text-properties fo:color="#000000" officeooo:rsid="002154f2" officeooo:paragraph-rsid="002154f2"/>
    </style:style>
    <style:style style:name="P4" style:family="paragraph" style:parent-style-name="Heading_20_3">
      <style:text-properties officeooo:rsid="0022f5be" officeooo:paragraph-rsid="0022f5be"/>
    </style:style>
    <style:style style:name="P5" style:family="paragraph" style:parent-style-name="Heading_20_3">
      <style:text-properties officeooo:rsid="0023062d" officeooo:paragraph-rsid="0023062d"/>
    </style:style>
    <style:style style:name="P6" style:family="paragraph" style:parent-style-name="Text_20_body">
      <style:text-properties officeooo:paragraph-rsid="002154f2"/>
    </style:style>
    <style:style style:name="P7" style:family="paragraph" style:parent-style-name="Text_20_body">
      <style:text-properties style:font-name="Arial" officeooo:rsid="002154f2" officeooo:paragraph-rsid="0022f5be"/>
    </style:style>
    <style:style style:name="P8" style:family="paragraph" style:parent-style-name="Text_20_body">
      <style:text-properties style:font-name="Arial" officeooo:rsid="0022f5be" officeooo:paragraph-rsid="0022f5be"/>
    </style:style>
    <style:style style:name="P9" style:family="paragraph" style:parent-style-name="Text_20_body">
      <style:text-properties style:font-name="Arial" officeooo:rsid="0023062d" officeooo:paragraph-rsid="0023062d"/>
    </style:style>
    <style:style style:name="P10" style:family="paragraph" style:parent-style-name="Text_20_body">
      <style:text-properties style:font-name="Arial" officeooo:rsid="0023062d" officeooo:paragraph-rsid="0024af3e"/>
    </style:style>
    <style:style style:name="T1" style:family="text">
      <style:text-properties officeooo:rsid="002154f2"/>
    </style:style>
    <style:style style:name="T2" style:family="text">
      <style:text-properties fo:color="#000000"/>
    </style:style>
    <style:style style:name="T3" style:family="text">
      <style:text-properties fo:color="#000000" officeooo:rsid="0024af3e"/>
    </style:style>
    <style:style style:name="T4" style:family="text">
      <style:text-properties style:font-name="Arial" officeooo:rsid="002154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äärittely</text:h>
      <text:h text:style-name="P2" text:outline-level="2"><text:span text:style-name="T1">Tiedon tiivistys</text:span></text:h>
      <text:p text:style-name="P6"><text:span text:style-name="T4">Tarkoituksena tuottaa ohjelma, jolle annetaan tiedosto jonka se tiivistää vähemmän tallennustilaa vieväksi jonka se myös kykenee purkamaan takaisin alkuperäiseksi tiedostoksi.</text:span></text:p>
      <text:h text:style-name="P3" text:outline-level="3">Algoritmi</text:h>
      <text:p text:style-name="P7"><text:span text:style-name="T2">Käytän työssäni Huffmanin koodausta. Algoritmi valikoitui useista syistä. Se on ensinnäkin helpompi ymmärtää ja toteuttaa kuin osa pakkausalgoritmeista. Se on myös hyvin yleiskäyttöinen. Lisäksi Huffmanin koodauksella on historiallista merkitystä pitkältä aikaväliltä ja sitä käytetään monien pakkausohjelmien osana yhä tänä päivänäkin.</text:span></text:p>
      <text:p text:style-name="P8"><text:span text:style-name="T2">Toteutan Huffmanin koodauksen normaaliversion sen ollessa adaptiivista Huffmanin koodausta nopeampi algoritmi, vaikka itse pakkaus jääkin hieman vähäisemmäksi. (Jos jää aikaa toteutan molemmat keskenään vertailtaviksi).</text:span></text:p>
      <text:h text:style-name="P4" text:outline-level="3"><text:span text:style-name="T2">Ohjelma</text:span></text:h>
      <text:p text:style-name="P8"><text:span text:style-name="T2">Ohjelma ottaa syötteenään tiedoston. Tiedosto luetaan tavu kerrallaan. Tavut muunnetaan biteiksi ja käsitellään. Algoritmi määrittelee tiedostossa esiintyville tavuille uudet bittikoodit kunkin tavun esiintymistaajuuden mukaan. Mitä useammin esiintyvä tavu setä vähemmän bittejä sen uudelleen tallentamiseen käytetään. Tiivistetty bittijono muunnetaan tavuiksi ja kirjoitetaan tiedostoon käyttäjän määrittelemään sijaintiin. Tiedoston alkuun talletetaan käytetyt merkit ja niiden frekvenssit.</text:span></text:p>
      <text:p text:style-name="P9"><text:span text:style-name="T2">Ohjelma toimii komentorivillä ja tekstikäyttöliittymässä.</text:span></text:p>
      <text:h text:style-name="P5" text:outline-level="3"><text:span text:style-name="T2">Aika- ja tilavaativuus</text:span></text:h>
      <text:p text:style-name="P9"><text:span text:style-name="T2">Tavoiteltu aikavaativuus on O(n*log(n)).</text:span></text:p>
      <text:p text:style-name="P10"><text:span text:style-name="T2">Tilavaativuus O</text:span><text:span text:style-name="T3">(n * m), </text:span><text:span text:style-name="T2">missä n on syötteen koko ja m erilaisten merkkien määrä syötteess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20:18:36.502000000</meta:creation-date>
    <dc:date>2014-08-03T18:39:59.700000000</dc:date>
    <meta:editing-duration>P0D</meta:editing-duration>
    <meta:editing-cycles>2</meta:editing-cycles>
    <meta:generator>LibreOffice/4.2.4.2$Windows_x86 LibreOffice_project/63150712c6d317d27ce2db16eb94c2f3d7b699f8</meta:generator>
    <meta:document-statistic meta:table-count="0" meta:image-count="0" meta:object-count="0" meta:page-count="1" meta:paragraph-count="12" meta:word-count="172" meta:character-count="1474" meta:non-whitespace-character-count="1474"/>
  </office:meta>
</office:document-meta>
</file>